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Helvetica, sans-serif"/>
    <style:font-face style:name="Calibri1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e2af5" officeooo:paragraph-rsid="001e2af5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1eb94a" officeooo:paragraph-rsid="001eb94a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eb94a" officeooo:paragraph-rsid="001f6d54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f6d54" officeooo:paragraph-rsid="001f6d54" style:font-size-asian="10.5pt" style:font-weight-asian="normal" style:font-size-complex="12pt" style:font-weight-complex="normal"/>
    </style:style>
    <style:style style:name="P5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text-indent="0in" style:auto-text-indent="false" fo:background-color="#ffffff"/>
      <style:text-properties fo:color="#000000" loext:opacity="100%" style:font-name="Liberation Serif" fo:font-size="12pt"/>
    </style:style>
    <style:style style:name="P6" style:family="paragraph" style:parent-style-name="Text_20_body">
      <style:text-properties fo:color="#000000" loext:opacity="100%" style:font-name="Liberation Serif" fo:font-size="12pt" fo:language="en" fo:country="US"/>
    </style:style>
    <style:style style:name="P7" style:family="paragraph" style:parent-style-name="Text_20_body">
      <style:text-properties fo:color="#000000" loext:opacity="100%" style:font-name="Liberation Serif" fo:font-size="12pt"/>
    </style:style>
    <style:style style:name="P8" style:family="paragraph" style:parent-style-name="Text_20_body">
      <loext:graphic-properties draw:fill="solid" draw:fill-color="#ffffff" draw:opacity="100%"/>
      <style:paragraph-properties fo:background-color="#ffffff"/>
      <style:text-properties style:font-name="Liberation Serif" fo:font-size="11pt" fo:language="en" fo:country="US"/>
    </style:style>
    <style:style style:name="T1" style:family="text">
      <style:text-properties officeooo:rsid="001f6d54"/>
    </style:style>
    <style:style style:name="T2" style:family="text">
      <style:text-properties fo:color="#000000" loext:opacity="100%" style:font-name="Liberation Serif"/>
    </style:style>
    <style:style style:name="T3" style:family="text">
      <style:text-properties fo:font-size="12pt"/>
    </style:style>
    <style:style style:name="T4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tivatiebrief EV Biotech</text:p>
      <text:p text:style-name="P1"/>
      <text:p text:style-name="P4"><text:span text:style-name="T2">Dear EV Biotech,</text:span></text:p>
      <text:p text:style-name="P5"/>
      <text:p text:style-name="P7"><text:span text:style-name="T4">My name is Ruben Hartsuiker, a bioinformatics student at the Hanze University of Applied Sciences where I specialize in datamining. Some time ago I came into contact with representatives of your company during a planned event where companies try to recruit interns. I became quite enthusiastic from what I heard and began considering an internship. During my minor I did a project involving the transformation of mri-scan data into useable data for machine learning algorithms. I believe the knowledge I gained during this project can be build upon during a possible internship at EV Biotech. </text:span></text:p>
      <text:p text:style-name="P8"><text:span text:style-name="T3">If there are open internships, I would really like to have the opportunity to discuss the possibilities.</text:span></text:p>
      <text:p text:style-name="P7"/>
      <text:p text:style-name="P6">With kind regards,</text:p>
      <text:p text:style-name="P7"/>
      <text:p text:style-name="P6">Ruben Hartsuiker</text:p>
      <text:p text:style-name="P6">Student Bioinformatics at Hanze University of Applied Sciences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Helvetica, sans-serif"/>
    <style:font-face style:name="Calibri1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1:07:02.022021596</meta:creation-date>
    <dc:date>2023-05-08T11:40:39.683481910</dc:date>
    <meta:editing-duration>PT7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31" meta:character-count="834" meta:non-whitespace-character-count="709"/>
  </office:meta>
</office:document-meta>
</file>